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64000002DA42E1AC637BF483D5.png" manifest:media-type="image/png"/>
  <manifest:file-entry manifest:full-path="Pictures/1000020100000400000002E5E54BF2F331BDA9B3.png" manifest:media-type="image/png"/>
  <manifest:file-entry manifest:full-path="Pictures/1000020100000564000002DA22BB25AD5B276B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2.5cm" svg:height="9.03cm" svg:x="1.3cm" svg:y="1.27cm">
          <draw:image xlink:href="Pictures/1000020100000400000002E5E54BF2F331BDA9B3.png" xlink:type="simple" xlink:show="embed" xlink:actuate="onLoad">
            <text:p/>
          </draw:image>
        </draw:frame>
        <draw:frame draw:style-name="gr1" draw:text-style-name="P1" draw:layer="layout" svg:width="13.8cm" svg:height="7.28cm" svg:x="9.1cm" svg:y="5cm">
          <draw:image xlink:href="Pictures/1000020100000564000002DA22BB25AD5B276B31.png" xlink:type="simple" xlink:show="embed" xlink:actuate="onLoad">
            <text:p/>
          </draw:image>
        </draw:frame>
        <draw:frame draw:style-name="gr1" draw:text-style-name="P1" draw:layer="layout" svg:width="16.7cm" svg:height="8.82cm" svg:x="18.2cm" svg:y="8.08cm">
          <draw:image xlink:href="Pictures/1000020100000564000002DA42E1AC637BF483D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3T17:39:27.411944590</meta:creation-date>
    <dc:date>2020-10-13T17:58:57.288864727</dc:date>
    <meta:editing-duration>PT8M7S</meta:editing-duration>
    <meta:editing-cycles>4</meta:editing-cycles>
    <meta:generator>LibreOffice/6.0.7.3$Linux_X86_64 LibreOffice_project/00m0$Build-3</meta:generator>
    <meta:document-statistic meta:object-count="3"/>
  </office:meta>
</office:document-meta>
</file>